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1.45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3.2cm" svg:height="1.673cm" svg:x="1.3cm" svg:y="20.501cm">
          <draw:text-box>
            <text:p><text:span text:style-name="T1">FULL TABLE</text:span></text:p>
            <text:p><text:span text:style-name="T1">SCAN ON SP</text:span></text:p>
            <text:p><text:span text:style-name="T1">+ FILTER</text:span></text:p>
          </draw:text-box>
        </draw:frame>
        <draw:frame draw:style-name="gr2" draw:text-style-name="P3" draw:layer="layout" svg:width="3cm" svg:height="1.7cm" svg:x="5cm" svg:y="20.501cm">
          <draw:text-box>
            <text:p text:style-name="P2"><text:span text:style-name="T1">FULL TABLE</text:span></text:p>
            <text:p text:style-name="P2"><text:span text:style-name="T1">SCAN ON E</text:span></text:p>
            <text:p><text:span text:style-name="T1">+ FILTERS</text:span></text:p>
          </draw:text-box>
        </draw:frame>
        <draw:frame draw:style-name="gr1" draw:text-style-name="P1" draw:layer="layout" svg:width="3.1cm" svg:height="1.673cm" svg:x="14cm" svg:y="24.001cm">
          <draw:text-box>
            <text:p><text:span text:style-name="T1">FULL TABLE SCAN ON IP + FILTER</text:span></text:p>
          </draw:text-box>
        </draw:frame>
        <draw:line draw:style-name="gr3" draw:text-style-name="P4" draw:layer="layout" svg:x1="2.6cm" svg:y1="20.301cm" svg:x2="2.6cm" svg:y2="18.201cm">
          <text:p/>
        </draw:line>
        <draw:line draw:style-name="gr3" draw:text-style-name="P4" draw:layer="layout" svg:x1="3.4cm" svg:y1="17.801cm" svg:x2="2.6cm" svg:y2="18.201cm">
          <text:p/>
        </draw:line>
        <draw:line draw:style-name="gr3" draw:text-style-name="P4" draw:layer="layout" svg:x1="6.5cm" svg:y1="20.301cm" svg:x2="6.5cm" svg:y2="18.401cm">
          <text:p/>
        </draw:line>
        <draw:line draw:style-name="gr3" draw:text-style-name="P4" draw:layer="layout" svg:x1="5.3cm" svg:y1="17.701cm" svg:x2="6.5cm" svg:y2="18.401cm">
          <text:p/>
        </draw:line>
        <draw:frame draw:style-name="gr4" draw:text-style-name="P1" draw:layer="layout" svg:width="3.6cm" svg:height="1.199cm" svg:x="15.6cm" svg:y="19.901cm">
          <draw:text-box>
            <text:p><text:span text:style-name="T1">HASH JOIN ON Pid</text:span></text:p>
          </draw:text-box>
        </draw:frame>
        <draw:line draw:style-name="gr3" draw:text-style-name="P4" draw:layer="layout" svg:x1="15.3cm" svg:y1="24.001cm" svg:x2="15.3cm" svg:y2="22.001cm">
          <text:p/>
        </draw:line>
        <draw:line draw:style-name="gr3" draw:text-style-name="P4" draw:layer="layout" svg:x1="11cm" svg:y1="17cm" svg:x2="11cm" svg:y2="15cm">
          <text:p/>
        </draw:line>
        <draw:line draw:style-name="gr3" draw:text-style-name="P4" draw:layer="layout" svg:x1="12.7cm" svg:y1="14.4cm" svg:x2="11cm" svg:y2="15cm">
          <text:p/>
        </draw:line>
        <draw:line draw:style-name="gr3" draw:text-style-name="P4" draw:layer="layout" svg:x1="17cm" svg:y1="18.6cm" svg:x2="17cm" svg:y2="19.801cm">
          <text:p/>
        </draw:line>
        <draw:line draw:style-name="gr3" draw:text-style-name="P4" draw:layer="layout" svg:x1="19.6cm" svg:y1="24.101cm" svg:x2="19.6cm" svg:y2="22.001cm">
          <text:p/>
        </draw:line>
        <draw:line draw:style-name="gr3" draw:text-style-name="P4" draw:layer="layout" svg:x1="18.2cm" svg:y1="20.801cm" svg:x2="19.6cm" svg:y2="22.001cm">
          <text:p/>
        </draw:line>
        <draw:line draw:style-name="gr3" draw:text-style-name="P4" draw:layer="layout" svg:x1="17cm" svg:y1="17.8cm" svg:x2="17cm" svg:y2="16.9cm">
          <text:p/>
        </draw:line>
        <draw:line draw:style-name="gr3" draw:text-style-name="P4" draw:layer="layout" svg:x1="7cm" svg:y1="12.901cm" svg:x2="4.6cm" svg:y2="13.501cm">
          <text:p/>
        </draw:line>
        <draw:line draw:style-name="gr3" draw:text-style-name="P4" draw:layer="layout" svg:x1="4.6cm" svg:y1="17.001cm" svg:x2="4.6cm" svg:y2="13.501cm">
          <text:p/>
        </draw:line>
        <draw:line draw:style-name="gr3" draw:text-style-name="P4" draw:layer="layout" svg:x1="8.6cm" svg:y1="10.701cm" svg:x2="8.6cm" svg:y2="12.001cm">
          <text:p/>
        </draw:line>
        <draw:line draw:style-name="gr3" draw:text-style-name="P4" draw:layer="layout" svg:x1="8.6cm" svg:y1="8.301cm" svg:x2="8.6cm" svg:y2="9.401cm">
          <text:p/>
        </draw:line>
        <draw:line draw:style-name="gr3" draw:text-style-name="P4" draw:layer="layout" svg:x1="8.6cm" svg:y1="7.101cm" svg:x2="8.6cm" svg:y2="5.201cm">
          <text:p/>
        </draw:line>
        <draw:line draw:style-name="gr3" draw:text-style-name="P4" draw:layer="layout" svg:x1="15.3cm" svg:y1="22.001cm" svg:x2="16cm" svg:y2="21.101cm">
          <text:p/>
        </draw:line>
        <draw:line draw:style-name="gr3" draw:text-style-name="P4" draw:layer="layout" svg:x1="10.1cm" svg:y1="12.801cm" svg:x2="13.9cm" svg:y2="13.6cm">
          <text:p/>
        </draw:line>
        <draw:line draw:style-name="gr3" draw:text-style-name="P4" draw:layer="layout" svg:x1="17cm" svg:y1="16cm" svg:x2="17cm" svg:y2="15cm">
          <text:p/>
        </draw:line>
        <draw:frame draw:style-name="gr5" draw:text-style-name="P1" draw:layer="layout" svg:width="3cm" svg:height="1.2cm" svg:x="3.2cm" svg:y="16.901cm">
          <draw:text-box>
            <text:p><text:span text:style-name="T1">HASH JOIN ON Eid</text:span></text:p>
          </draw:text-box>
        </draw:frame>
        <draw:frame draw:style-name="gr4" draw:text-style-name="P1" draw:layer="layout" svg:width="3.3cm" svg:height="1.199cm" svg:x="17.7cm" svg:y="24.201cm">
          <draw:text-box>
            <text:p><text:span text:style-name="T1">FULL TABLE SCAN ON SO</text:span></text:p>
          </draw:text-box>
        </draw:frame>
        <draw:frame draw:style-name="gr4" draw:text-style-name="P1" draw:layer="layout" svg:width="3.6cm" svg:height="1.199cm" svg:x="12.7cm" svg:y="13.6cm">
          <draw:text-box>
            <text:p><text:span text:style-name="T1">NESTED LOOP ON Sid</text:span></text:p>
          </draw:text-box>
        </draw:frame>
        <draw:frame draw:style-name="gr6" draw:text-style-name="P5" draw:layer="layout" svg:width="1.9cm" svg:height="0.645cm" svg:x="14.9cm" svg:y="14.6cm">
          <draw:text-box>
            <text:p><text:span text:style-name="T2">OUTER</text:span></text:p>
          </draw:text-box>
        </draw:frame>
        <draw:frame draw:style-name="gr7" draw:text-style-name="P5" draw:layer="layout" svg:width="1.6cm" svg:height="0.645cm" svg:x="11.5cm" svg:y="14.7cm">
          <draw:text-box>
            <text:p><text:span text:style-name="T2">INNER</text:span></text:p>
          </draw:text-box>
        </draw:frame>
        <draw:frame draw:style-name="gr8" draw:text-style-name="P1" draw:layer="layout" svg:width="4.7cm" svg:height="0.725cm" svg:x="14.9cm" svg:y="17.8cm">
          <draw:text-box>
            <text:p><text:span text:style-name="T1">GB HASH ON Sid</text:span></text:p>
          </draw:text-box>
        </draw:frame>
        <draw:frame draw:style-name="gr9" draw:text-style-name="P1" draw:layer="layout" svg:width="2cm" svg:height="0.725cm" svg:x="16.1cm" svg:y="16.1cm">
          <draw:text-box>
            <text:p><text:span text:style-name="T1">FILTER</text:span></text:p>
          </draw:text-box>
        </draw:frame>
        <draw:frame draw:style-name="gr1" draw:text-style-name="P1" draw:layer="layout" svg:width="3.2cm" svg:height="1.673cm" svg:x="9.7cm" svg:y="17.127cm">
          <draw:text-box>
            <text:p><text:span text:style-name="T1">FULL TABLE SCAN ON S <text:s/>+ FILTER</text:span></text:p>
          </draw:text-box>
        </draw:frame>
        <draw:frame draw:style-name="gr4" draw:text-style-name="P1" draw:layer="layout" svg:width="3.6cm" svg:height="1.199cm" svg:x="7.1cm" svg:y="12.101cm">
          <draw:text-box>
            <text:p><text:span text:style-name="T1">NESTED LOOP ON Sid</text:span></text:p>
          </draw:text-box>
        </draw:frame>
        <draw:frame draw:style-name="gr7" draw:text-style-name="P5" draw:layer="layout" svg:width="1.9cm" svg:height="0.645cm" svg:x="5.2cm" svg:y="13.256cm">
          <draw:text-box>
            <text:p><text:span text:style-name="T2">OUTER</text:span></text:p>
          </draw:text-box>
        </draw:frame>
        <draw:frame draw:style-name="gr7" draw:text-style-name="P5" draw:layer="layout" svg:width="1.6cm" svg:height="0.645cm" svg:x="10.2cm" svg:y="13.156cm">
          <draw:text-box>
            <text:p><text:span text:style-name="T2">INNER</text:span></text:p>
          </draw:text-box>
        </draw:frame>
        <draw:frame draw:style-name="gr6" draw:text-style-name="P1" draw:layer="layout" svg:width="5cm" svg:height="0.725cm" svg:x="6.4cm" svg:y="9.6cm">
          <draw:text-box>
            <text:p><text:span text:style-name="T1">GB NO HASH ON Eid</text:span></text:p>
          </draw:text-box>
        </draw:frame>
        <draw:frame draw:style-name="gr9" draw:text-style-name="P1" draw:layer="layout" svg:width="2cm" svg:height="0.725cm" svg:x="7.7cm" svg:y="7.3cm">
          <draw:text-box>
            <text:p><text:span text:style-name="T1">FILTER</text:span></text:p>
          </draw:text-box>
        </draw:frame>
        <draw:frame draw:style-name="gr9" draw:text-style-name="P1" draw:layer="layout" svg:width="4.8cm" svg:height="0.725cm" svg:x="6.3cm" svg:y="4.375cm">
          <draw:text-box>
            <text:p><text:span text:style-name="T1">SELECT STATEMENT</text:span></text:p>
          </draw:text-box>
        </draw:frame>
        <draw:line draw:style-name="gr3" draw:text-style-name="P4" draw:layer="layout" svg:x1="15.6cm" svg:y1="14.3cm" svg:x2="17cm" svg:y2="1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0T17:01:03.463000000</dc:date>
    <meta:editing-duration>PT1H2M26S</meta:editing-duration>
    <meta:editing-cycles>9</meta:editing-cycles>
    <meta:generator>LibreOffice/6.3.6.2$Windows_X86_64 LibreOffice_project/2196df99b074d8a661f4036fca8fa0cbfa33a497</meta:generator>
    <meta:document-statistic meta:object-count="38"/>
  </office:meta>
</office:document-meta>
</file>